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3pt" officeooo:rsid="000db7ed" officeooo:paragraph-rsid="00114113" style:font-size-asian="13pt" style:font-size-complex="13pt"/>
    </style:style>
    <style:style style:name="P2" style:family="paragraph" style:parent-style-name="Standard">
      <style:text-properties fo:font-size="13pt" officeooo:rsid="000db7ed" officeooo:paragraph-rsid="00098f4b" style:font-size-asian="13pt" style:font-size-complex="13pt"/>
    </style:style>
    <style:style style:name="P3" style:family="paragraph" style:parent-style-name="Standard">
      <style:text-properties fo:font-size="13pt" officeooo:rsid="00098f4b" officeooo:paragraph-rsid="00098f4b" style:font-size-asian="13pt" style:font-size-complex="13pt"/>
    </style:style>
    <style:style style:name="P4" style:family="paragraph" style:parent-style-name="Standard">
      <style:text-properties fo:font-size="13pt" officeooo:rsid="00098f4b" officeooo:paragraph-rsid="00114113" style:font-size-asian="13pt" style:font-size-complex="13pt"/>
    </style:style>
    <style:style style:name="P5" style:family="paragraph" style:parent-style-name="Standard">
      <style:text-properties fo:font-size="13pt" officeooo:rsid="0009f253" officeooo:paragraph-rsid="000bd840" style:font-size-asian="13pt" style:font-size-complex="13pt"/>
    </style:style>
    <style:style style:name="P6" style:family="paragraph" style:parent-style-name="Standard">
      <style:text-properties fo:font-size="13pt" officeooo:rsid="0009f253" officeooo:paragraph-rsid="00098f4b" style:font-size-asian="13pt" style:font-size-complex="13pt"/>
    </style:style>
    <style:style style:name="P7" style:family="paragraph" style:parent-style-name="Standard">
      <style:text-properties officeooo:rsid="00098f4b" officeooo:paragraph-rsid="00098f4b"/>
    </style:style>
    <style:style style:name="P8" style:family="paragraph" style:parent-style-name="Standard">
      <style:text-properties fo:font-size="32pt" fo:font-weight="bold" officeooo:rsid="00098f4b" officeooo:paragraph-rsid="00098f4b" style:font-size-asian="32pt" style:font-weight-asian="bold" style:font-size-complex="32pt" style:font-weight-complex="bold"/>
    </style:style>
    <style:style style:name="P9" style:family="paragraph" style:parent-style-name="Standard">
      <style:text-properties fo:font-size="13pt" officeooo:rsid="0009f253" officeooo:paragraph-rsid="001846d6" style:font-size-asian="13pt" style:font-size-complex="13pt"/>
    </style:style>
    <style:style style:name="P10" style:family="paragraph" style:parent-style-name="Standard">
      <style:text-properties fo:font-size="13pt" officeooo:rsid="0009f253" officeooo:paragraph-rsid="00098f4b" style:font-size-asian="13pt" style:font-size-complex="13pt"/>
    </style:style>
    <style:style style:name="P11" style:family="paragraph" style:parent-style-name="Standard">
      <style:text-properties fo:font-size="13pt" fo:font-weight="bold" officeooo:rsid="000bd840" officeooo:paragraph-rsid="000bd840" style:font-size-asian="13pt" style:font-weight-asian="bold" style:font-size-complex="13pt" style:font-weight-complex="bold"/>
    </style:style>
    <style:style style:name="T1" style:family="text">
      <style:text-properties officeooo:rsid="0009f253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weight="bold" style:font-weight-asian="bold" style:font-weight-complex="bold"/>
    </style:style>
    <style:style style:name="T4" style:family="text">
      <style:text-properties officeooo:rsid="000bd84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bd840" style:font-weight-asian="bold" style:font-weight-complex="bold"/>
    </style:style>
    <style:style style:name="T7" style:family="text">
      <style:text-properties fo:font-weight="bold" officeooo:rsid="0009f253" style:font-weight-asian="bold" style:font-weight-complex="bold"/>
    </style:style>
    <style:style style:name="T8" style:family="text">
      <style:text-properties officeooo:rsid="000f9c96"/>
    </style:style>
    <style:style style:name="T9" style:family="text">
      <style:text-properties officeooo:rsid="00131772"/>
    </style:style>
    <style:style style:name="T10" style:family="text">
      <style:text-properties officeooo:rsid="001846d6"/>
    </style:style>
    <style:style style:name="T11" style:family="text">
      <style:text-properties officeooo:rsid="00187d8c"/>
    </style:style>
    <style:style style:name="T12" style:family="text">
      <style:text-properties officeooo:rsid="001b4a70"/>
    </style:style>
    <style:style style:name="T13" style:family="text">
      <style:text-properties officeooo:rsid="001db7ee"/>
    </style:style>
    <style:style style:name="T14" style:family="text">
      <style:text-properties officeooo:rsid="001f2043"/>
    </style:style>
    <style:style style:name="T15" style:family="text">
      <style:text-properties officeooo:rsid="0020d3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Feathereum Specifications <text:span text:style-name="T15">(Preview)</text:span></text:p>
      <text:p text:style-name="P7"/>
      <text:p text:style-name="P7"/>
      <text:p text:style-name="P3">Based on Ethereum protocol and <text:span text:style-name="T8">source code.</text:span></text:p>
      <text:p text:style-name="P3">Coin generation method: PoW, <text:span text:style-name="T13">minable</text:span></text:p>
      <text:p text:style-name="P4"><text:span text:style-name="T14">Mining </text:span>Algorithm: Ethash with BOMB disabled<text:span text:style-name="T3">*</text:span></text:p>
      <text:p text:style-name="P3">Mining <text:span text:style-name="T11">block </text:span>reward:</text:p>
      <text:p text:style-name="P3"><text:tab/><text:span text:style-name="T5">1 - </text:span><text:span text:style-name="T7">172800</text:span><text:span text:style-name="T1"> (60 days, about 2 month)</text:span></text:p>
      <text:p text:style-name="P5"><text:tab/><text:span text:style-name="T4">Static reward: </text:span><text:span text:style-name="T6">3.0 feather</text:span></text:p>
      <text:p text:style-name="P11"/>
      <text:p text:style-name="P5"><text:tab/><text:span text:style-name="T5">345601 - 1209700</text:span> (150 <text:span text:style-name="T4">da</text:span>ys, about 5 month)</text:p>
      <text:p text:style-name="P5"><text:tab/><text:span text:style-name="T4">Static reward: </text:span><text:span text:style-name="T6">2.0 feather</text:span></text:p>
      <text:p text:style-name="P11"/>
      <text:p text:style-name="P5"><text:span text:style-name="T6"><text:tab/></text:span><text:span text:style-name="T5">120970</text:span><text:span text:style-name="T6">1 -</text:span></text:p>
      <text:p text:style-name="P6"><text:tab/><text:span text:style-name="T11">Block reward changes once per a month according to this formula:</text:span></text:p>
      <text:p text:style-name="P6"><text:tab/><text:span text:style-name="T4">rewardLevel = ((blockHeight - 1) / 172800) - 6</text:span></text:p>
      <text:p text:style-name="P5"><text:tab/><text:span text:style-name="T4">miningReward = ( (rewardLevel – 1) / 22)^3 + 1)^(-1)</text:span></text:p>
      <text:p text:style-name="P5"/>
      <text:p text:style-name="P5"><text:tab/><text:span text:style-name="T11">Block reward decreases from </text:span><text:span text:style-name="T6">1.0 feather</text:span><text:span text:style-name="T4"> to first slowly, later exponentially faster.</text:span></text:p>
      <text:p text:style-name="P5"><text:tab/><text:span text:style-name="T11">Block rewards all of above will be used to calculate uncle block rewards as well.</text:span></text:p>
      <text:p text:style-name="P6"/>
      <text:p text:style-name="P6"/>
      <text:p text:style-name="P9">*<text:span text:style-name="T10">M</text:span>iner softwares <text:span text:style-name="T10">same as </text:span>Ethereum can be used.</text:p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font-size="13pt" officeooo:rsid="000db7ed" officeooo:paragraph-rsid="00114113" style:font-size-asian="13pt" style:font-size-complex="13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(c) Feathereum Team, kyouminat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5:46:04.801759273</meta:creation-date>
    <dc:date>2018-04-22T16:36:30.271232727</dc:date>
    <meta:editing-duration>PT19M10S</meta:editing-duration>
    <meta:editing-cycles>16</meta:editing-cycles>
    <meta:generator>LibreOffice/5.4.6.2$Linux_X86_64 LibreOffice_project/40m0$Build-2</meta:generator>
    <meta:document-statistic meta:table-count="0" meta:image-count="0" meta:object-count="0" meta:page-count="1" meta:paragraph-count="17" meta:word-count="118" meta:character-count="730" meta:non-whitespace-character-count="618"/>
  </office:meta>
</office:document-meta>
</file>